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Echecs" svg:font-family="1Echecs" style:font-family-generic="swiss" style:font-pitch="variable" style:font-charset="x-symbol"/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MT" svg:font-family="ArialMT" style:font-adornments="Book" style:font-family-generic="roman" style:font-pitch="variable"/>
    <style:font-face style:name="Chess Condal" svg:font-family="'Chess Condal'" style:font-family-generic="roman" style:font-pitch="variable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SansMono" svg:font-family="DejaVuSansMono" style:font-adornments="Book" style:font-family-generic="roman" style:font-pitch="variable"/>
    <style:font-face style:name="DejaVuSerif" svg:font-family="DejaVuSerif" style:font-adornments="Book" style:font-family-generic="roman" style:font-pitch="variable"/>
    <style:font-face style:name="DejaVuSerif-Bold" svg:font-family="DejaVuSerif-Bold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XD2334F08" svg:font-family="XD2334F08" style:font-adornments="Book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hess Condal1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 style:master-page-name="">
      <style:table-properties style:width="26.3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le5.A" style:family="table-column">
      <style:table-column-properties style:column-width="4.383cm" style:rel-column-width="10922*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A1" style:family="table-cell">
      <style:table-cell-properties fo:background-color="transparent" fo:padding="0cm" fo:border="none">
        <style:background-image/>
      </style:table-cell-properties>
    </style:style>
    <style:style style:name="Tabelle5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5.C1" style:family="table-cell">
      <style:table-cell-properties fo:padding="0cm" fo:border="none"/>
    </style:style>
    <style:style style:name="Tabelle5.E1" style:family="table-cell">
      <style:table-cell-properties fo:padding="0cm" fo:border="none"/>
    </style:style>
    <style:style style:name="Tabelle5.A2" style:family="table-cell">
      <style:table-cell-properties fo:padding="0cm" fo:border="none"/>
    </style:style>
    <style:style style:name="Tabelle5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5.C2" style:family="table-cell">
      <style:table-cell-properties fo:padding="0cm" fo:border="none"/>
    </style:style>
    <style:style style:name="Tabelle5.E2" style:family="table-cell">
      <style:table-cell-properties fo:padding="0cm" fo:border="none"/>
    </style:style>
    <style:style style:name="Tabelle2" style:family="table" style:master-page-name="">
      <style:table-properties style:width="26.3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3.288cm" style:rel-column-width="8191*"/>
    </style:style>
    <style:style style:name="Tabelle2.B" style:family="table-column">
      <style:table-column-properties style:column-width="3.288cm" style:rel-column-width="8192*"/>
    </style:style>
    <style:style style:name="Tabelle2.H" style:family="table-column">
      <style:table-column-properties style:column-width="3.286cm" style:rel-column-width="8190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background-color="transparent" fo:padding="0cm" fo:border="none">
        <style:background-image/>
      </style:table-cell-properties>
    </style:style>
    <style:style style:name="Tabelle2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2.C1" style:family="table-cell">
      <style:table-cell-properties fo:padding="0cm" fo:border="none"/>
    </style:style>
    <style:style style:name="Tabelle2.E1" style:family="table-cell">
      <style:table-cell-properties fo:padding="0cm" fo:border="none"/>
    </style:style>
    <style:style style:name="Tabelle2.F1" style:family="table-cell">
      <style:table-cell-properties style:vertical-align="" fo:background-color="#deeaf6" fo:padding="0cm" fo:border-left="0.35pt solid #9cc2e5" fo:border-right="none" fo:border-top="0.25pt solid #9cc2e5" fo:border-bottom="0.35pt solid #9cc2e5" style:writing-mode="page">
        <style:background-image/>
      </style:table-cell-properties>
    </style:style>
    <style:style style:name="Tabelle2.G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2" style:family="table-row">
      <style:table-row-properties style:min-row-height="0.575cm" fo:background-color="transparent" fo:keep-together="auto">
        <style:background-image/>
      </style:table-row-properties>
    </style:style>
    <style:style style:name="Tabelle2.A2" style:family="table-cell">
      <style:table-cell-properties fo:padding="0cm" fo:border="none"/>
    </style:style>
    <style:style style:name="Tabelle2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2.C2" style:family="table-cell">
      <style:table-cell-properties fo:padding="0cm" fo:border="none"/>
    </style:style>
    <style:style style:name="Tabelle2.E2" style:family="table-cell">
      <style:table-cell-properties fo:padding="0cm" fo:border="none"/>
    </style:style>
    <style:style style:name="Tabelle2.F2" style:family="table-cell">
      <style:table-cell-properties style:vertical-align="" fo:background-color="#deeaf6" fo:padding="0cm" fo:border-left="0.35pt solid #9cc2e5" fo:border-right="none" fo:border-top="none" fo:border-bottom="0.35pt solid #9cc2e5" style:writing-mode="page">
        <style:background-image/>
      </style:table-cell-properties>
    </style:style>
    <style:style style:name="Tabelle3" style:family="table" style:master-page-name="">
      <style:table-properties style:width="26.3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3.757cm" style:rel-column-width="9362*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3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4" style:family="table" style:master-page-name="">
      <style:table-properties style:width="26.3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le4.A" style:family="table-column">
      <style:table-column-properties style:column-width="6.576cm" style:rel-column-width="16383*"/>
    </style:style>
    <style:style style:name="Tabelle4.1" style:family="table-row">
      <style:table-row-properties fo:background-color="transparent" fo:keep-together="auto">
        <style:background-image/>
      </style:table-row-properties>
    </style:style>
    <style:style style:name="Tabelle4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4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1" style:family="table" style:master-page-name="">
      <style:table-properties style:width="25.709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1.808cm"/>
    </style:style>
    <style:style style:name="Tabelle1.B" style:family="table-column">
      <style:table-column-properties style:column-width="2.293cm"/>
    </style:style>
    <style:style style:name="Tabelle1.C" style:family="table-column">
      <style:table-column-properties style:column-width="2.907cm"/>
    </style:style>
    <style:style style:name="Tabelle1.D" style:family="table-column">
      <style:table-column-properties style:column-width="2.335cm"/>
    </style:style>
    <style:style style:name="Tabelle1.E" style:family="table-column">
      <style:table-column-properties style:column-width="2.166cm"/>
    </style:style>
    <style:style style:name="Tabelle1.H" style:family="table-column">
      <style:table-column-properties style:column-width="2.514cm"/>
    </style:style>
    <style:style style:name="Tabelle1.I" style:family="table-column">
      <style:table-column-properties style:column-width="2.415cm"/>
    </style:style>
    <style:style style:name="Tabelle1.K" style:family="table-column">
      <style:table-column-properties style:column-width="2.35cm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1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P1" style:family="paragraph" style:parent-style-name="Standard">
      <style:text-properties style:font-name="DejaVu Serif" fo:font-size="12pt" officeooo:rsid="001afdad" officeooo:paragraph-rsid="001afda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officeooo:rsid="001afdad" officeooo:paragraph-rsid="001afda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2pt" officeooo:paragraph-rsid="0021272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12pt" style:font-size-asian="10.5pt" style:font-size-complex="12pt"/>
    </style:style>
    <style:style style:name="P6" style:family="paragraph" style:parent-style-name="Standard">
      <style:text-properties officeooo:paragraph-rsid="001ece5a"/>
    </style:style>
    <style:style style:name="P7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2pt" style:font-size-complex="12pt"/>
    </style:style>
    <style:style style:name="P8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/>
    </style:style>
    <style:style style:name="P9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 style:text-scale="105%"/>
    </style:style>
    <style:style style:name="P10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2pt" style:font-size-complex="12pt"/>
    </style:style>
    <style:style style:name="P11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/>
    </style:style>
    <style:style style:name="P12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 style:text-scale="105%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text-properties fo:font-size="12pt" style:font-size-asian="10.5pt" style:font-size-complex="12pt"/>
    </style:style>
    <style:style style:name="P15" style:family="paragraph" style:parent-style-name="Table_20_Contents">
      <style:text-properties officeooo:rsid="001a596e" officeooo:paragraph-rsid="001a596e"/>
    </style:style>
    <style:style style:name="P16" style:family="paragraph" style:parent-style-name="Table_20_Contents">
      <style:text-properties officeooo:paragraph-rsid="001a596e"/>
    </style:style>
    <style:style style:name="P17" style:family="paragraph" style:parent-style-name="Table_20_Contents">
      <style:text-properties officeooo:rsid="001afdad" officeooo:paragraph-rsid="001afdad"/>
    </style:style>
    <style:style style:name="P18" style:family="paragraph" style:parent-style-name="Table_20_Contents">
      <style:text-properties style:font-name="DejaVu Serif" fo:font-size="12pt" style:font-size-asian="12pt" style:font-size-complex="12pt"/>
    </style:style>
    <style:style style:name="P19" style:family="paragraph" style:parent-style-name="Table_20_Contents">
      <style:text-properties style:font-name="DejaVu Serif" fo:font-size="12pt" style:font-size-asian="10.5pt" style:font-size-complex="12pt"/>
    </style:style>
    <style:style style:name="P20" style:family="paragraph" style:parent-style-name="Header">
      <style:text-properties officeooo:rsid="0020dab9" officeooo:paragraph-rsid="0020dab9"/>
    </style:style>
    <style:style style:name="T1" style:family="text">
      <style:text-properties fo:color="#c45911" fo:letter-spacing="-0.002cm"/>
    </style:style>
    <style:style style:name="T2" style:family="text">
      <style:text-properties fo:color="#c45911" fo:letter-spacing="0.035cm"/>
    </style:style>
    <style:style style:name="T3" style:family="text">
      <style:text-properties fo:color="#c45911"/>
    </style:style>
    <style:style style:name="T4" style:family="text">
      <style:text-properties fo:color="#c45911" fo:letter-spacing="0.021cm"/>
    </style:style>
    <style:style style:name="T5" style:family="text">
      <style:text-properties fo:color="#c45911" fo:letter-spacing="0.018cm"/>
    </style:style>
    <style:style style:name="T6" style:family="text">
      <style:text-properties fo:color="#c45911" fo:letter-spacing="0.023cm"/>
    </style:style>
    <style:style style:name="T7" style:family="text">
      <style:text-properties fo:color="#c45911" fo:letter-spacing="0.025cm"/>
    </style:style>
    <style:style style:name="T8" style:family="text">
      <style:text-properties fo:letter-spacing="-0.002cm" style:text-scale="105%"/>
    </style:style>
    <style:style style:name="T9" style:family="text">
      <style:text-properties fo:letter-spacing="-0.002cm" officeooo:rsid="001ece5a" style:text-scale="105%"/>
    </style:style>
    <style:style style:name="T10" style:family="text">
      <style:text-properties fo:letter-spacing="-0.012cm" style:text-scale="105%"/>
    </style:style>
    <style:style style:name="T11" style:family="text">
      <style:text-properties fo:letter-spacing="-0.009cm" style:text-scale="105%"/>
    </style:style>
    <style:style style:name="T12" style:family="text">
      <style:text-properties fo:letter-spacing="-0.011cm" style:text-scale="105%"/>
    </style:style>
    <style:style style:name="T13" style:family="text">
      <style:text-properties fo:letter-spacing="-0.007cm" style:text-scale="105%"/>
    </style:style>
    <style:style style:name="T14" style:family="text">
      <style:text-properties style:text-scale="105%"/>
    </style:style>
    <style:style style:name="T15" style:family="text">
      <style:text-properties style:font-name="DejaVu Sans Mono" fo:letter-spacing="-0.004cm"/>
    </style:style>
    <style:style style:name="T16" style:family="text">
      <style:text-properties style:font-name="DejaVu Sans Mono" fo:letter-spacing="-0.004cm" style:font-name-asian="DejaVu Sans Mono1" style:font-name-complex="DejaVu Sans Mono1"/>
    </style:style>
    <style:style style:name="T17" style:family="text">
      <style:text-properties style:font-name="DejaVu Sans Mono" fo:letter-spacing="-0.004cm" style:font-name-asian="DejaVu Sans Mono1" style:font-name-complex="DejaVu Sans Mono1" style:text-scale="105%"/>
    </style:style>
    <style:style style:name="T18" style:family="text">
      <style:text-properties style:font-name="DejaVu Sans Mono" fo:letter-spacing="-0.004cm" style:text-scale="105%"/>
    </style:style>
    <style:style style:name="T19" style:family="text">
      <style:text-properties style:font-name="DejaVu Sans Mono" fo:letter-spacing="-0.004cm" officeooo:rsid="001a596e" style:text-scale="105%"/>
    </style:style>
    <style:style style:name="T20" style:family="text">
      <style:text-properties style:font-name="DejaVu Sans Mono" fo:letter-spacing="-0.004cm" officeooo:rsid="001a596e"/>
    </style:style>
    <style:style style:name="T21" style:family="text">
      <style:text-properties style:font-name="DejaVu Sans Mono" fo:letter-spacing="-0.002cm" style:font-name-asian="DejaVu Sans Mono1" style:font-name-complex="DejaVu Sans Mono1"/>
    </style:style>
    <style:style style:name="T22" style:family="text">
      <style:text-properties style:font-name="DejaVu Sans Mono" fo:letter-spacing="-0.002cm" style:font-name-asian="DejaVu Sans Mono1" style:font-name-complex="DejaVu Sans Mono1" style:text-scale="105%"/>
    </style:style>
    <style:style style:name="T23" style:family="text">
      <style:text-properties style:font-name="DejaVu Sans Mono" fo:letter-spacing="-0.002cm" style:text-scale="105%"/>
    </style:style>
    <style:style style:name="T24" style:family="text">
      <style:text-properties style:font-name="DejaVu Sans Mono" fo:letter-spacing="-0.002cm" officeooo:rsid="001a596e" style:text-scale="105%"/>
    </style:style>
    <style:style style:name="T25" style:family="text">
      <style:text-properties style:font-name="DejaVu Sans Mono" officeooo:rsid="001a596e"/>
    </style:style>
    <style:style style:name="T26" style:family="text">
      <style:text-properties style:font-name="DejaVu Serif"/>
    </style:style>
    <style:style style:name="T27" style:family="text">
      <style:text-properties style:font-name="DejaVu Serif" fo:letter-spacing="-0.002cm"/>
    </style:style>
    <style:style style:name="T28" style:family="text">
      <style:text-properties style:font-name="DejaVu Serif" fo:letter-spacing="-0.002cm" style:text-scale="105%"/>
    </style:style>
    <style:style style:name="T29" style:family="text">
      <style:text-properties style:font-name="DejaVu Serif" fo:letter-spacing="0.034cm" style:text-scale="104%"/>
    </style:style>
    <style:style style:name="T30" style:family="text">
      <style:text-properties style:font-name="DejaVu Serif" fo:letter-spacing="0.041cm" style:text-scale="105%"/>
    </style:style>
    <style:style style:name="T31" style:family="text">
      <style:text-properties style:font-name="DejaVu Serif" style:text-scale="105%"/>
    </style:style>
    <style:style style:name="T32" style:family="text">
      <style:text-properties style:font-name="DejaVu Serif" fo:letter-spacing="-0.018cm" style:text-scale="105%"/>
    </style:style>
    <style:style style:name="T33" style:family="text">
      <style:text-properties style:font-name="DejaVu Serif" fo:letter-spacing="0.039cm" style:text-scale="104%"/>
    </style:style>
    <style:style style:name="T34" style:family="text">
      <style:text-properties style:font-name="DejaVu Serif" fo:letter-spacing="-0.005cm"/>
    </style:style>
    <style:style style:name="T35" style:family="text">
      <style:text-properties style:font-name="DejaVu Serif" fo:letter-spacing="-0.004cm"/>
    </style:style>
    <style:style style:name="T36" style:family="text">
      <style:text-properties style:font-name="DejaVu Serif" fo:letter-spacing="0.032cm"/>
    </style:style>
    <style:style style:name="T37" style:family="text">
      <style:text-properties style:font-name="DejaVu Serif" fo:letter-spacing="0.071cm"/>
    </style:style>
    <style:style style:name="T38" style:family="text">
      <style:text-properties style:font-name="DejaVu Serif" fo:letter-spacing="-0.007cm"/>
    </style:style>
    <style:style style:name="T39" style:family="text">
      <style:text-properties style:font-name="DejaVu Serif" fo:letter-spacing="0.035cm"/>
    </style:style>
    <style:style style:name="T40" style:family="text">
      <style:text-properties style:font-name="DejaVu Serif" fo:letter-spacing="0.035cm" style:text-scale="104%"/>
    </style:style>
    <style:style style:name="T41" style:family="text">
      <style:text-properties style:font-name="DejaVu Serif" fo:letter-spacing="0.049cm" style:text-scale="105%"/>
    </style:style>
    <style:style style:name="T42" style:family="text">
      <style:text-properties fo:letter-spacing="-0.004cm" style:text-scale="105%"/>
    </style:style>
    <style:style style:name="T43" style:family="text">
      <style:text-properties fo:letter-spacing="-0.005cm" style:text-scale="105%"/>
    </style:style>
    <style:style style:name="T44" style:family="text">
      <style:text-properties fo:letter-spacing="-0.025cm" style:text-scale="105%"/>
    </style:style>
    <style:style style:name="T45" style:family="text">
      <style:text-properties fo:color="#3f3f3f" style:font-name="Chess Merida" fo:font-weight="bold" style:font-name-asian="Arial2" style:font-weight-asian="bold" style:font-name-complex="Arial2" style:font-weight-complex="bold" style:text-scale="105%"/>
    </style:style>
    <style:style style:name="T46" style:family="text">
      <style:text-properties fo:color="#3f3f3f" style:font-name="Chess Merida" fo:font-weight="bold" style:font-weight-asian="bold" style:font-weight-complex="bold"/>
    </style:style>
    <style:style style:name="T47" style:family="text">
      <style:text-properties fo:color="#3f3f3f" style:font-name="Chess Merida" fo:font-weight="bold" officeooo:rsid="001a596e" style:font-weight-asian="bold" style:font-weight-complex="bold"/>
    </style:style>
    <style:style style:name="T48" style:family="text">
      <style:text-properties fo:color="#3f3f3f" style:font-name="Chess Merida" fo:letter-spacing="-0.004cm" fo:font-weight="bold" style:font-name-asian="Arial2" style:font-weight-asian="bold" style:font-name-complex="Arial2" style:font-weight-complex="bold" style:text-scale="105%"/>
    </style:style>
    <style:style style:name="T49" style:family="text">
      <style:text-properties fo:color="#3f3f3f" style:font-name="Chess Merida" fo:letter-spacing="-0.004cm" fo:font-weight="bold" officeooo:rsid="001a596e" style:font-name-asian="Arial2" style:font-weight-asian="bold" style:font-name-complex="Arial2" style:font-weight-complex="bold" style:text-scale="105%"/>
    </style:style>
    <style:style style:name="T50" style:family="text">
      <style:text-properties fo:color="#3f3f3f" style:font-name="Chess Merida" fo:letter-spacing="-0.004cm" fo:font-weight="bold" style:font-name-asian="Arial2" style:font-weight-asian="bold" style:font-name-complex="Arial2" style:font-weight-complex="bold"/>
    </style:style>
    <style:style style:name="T51" style:family="text">
      <style:text-properties fo:color="#3f3f3f" style:font-name="Chess Merida" fo:letter-spacing="-0.004cm" fo:font-weight="bold" officeooo:rsid="001a596e" style:font-name-asian="Arial2" style:font-weight-asian="bold" style:font-name-complex="Arial2" style:font-weight-complex="bold"/>
    </style:style>
    <style:style style:name="T52" style:family="text">
      <style:text-properties fo:color="#3f3f3f" style:font-name="Chess Merida" fo:letter-spacing="-0.002cm" fo:font-weight="bold" style:font-name-asian="Arial2" style:font-weight-asian="bold" style:font-name-complex="Arial2" style:font-weight-complex="bold" style:text-scale="105%"/>
    </style:style>
    <style:style style:name="T53" style:family="text">
      <style:text-properties fo:color="#3f3f3f" style:font-name="Chess Merida" fo:letter-spacing="-0.002cm" fo:font-weight="bold" officeooo:rsid="001a596e" style:font-name-asian="Arial2" style:font-weight-asian="bold" style:font-name-complex="Arial2" style:font-weight-complex="bold" style:text-scale="105%"/>
    </style:style>
    <style:style style:name="T54" style:family="text">
      <style:text-properties fo:color="#3f3f3f" fo:letter-spacing="-0.002cm" style:text-scale="105%"/>
    </style:style>
    <style:style style:name="T55" style:family="text">
      <style:text-properties fo:color="#3f3f3f" fo:letter-spacing="0.042cm" style:text-scale="105%"/>
    </style:style>
    <style:style style:name="T56" style:family="text">
      <style:text-properties fo:color="#3f3f3f" fo:letter-spacing="0.042cm" style:text-scale="104%"/>
    </style:style>
    <style:style style:name="T57" style:family="text">
      <style:text-properties fo:color="#3f3f3f" fo:letter-spacing="0.042cm" style:text-scale="103%"/>
    </style:style>
    <style:style style:name="T58" style:family="text">
      <style:text-properties fo:color="#3f3f3f" fo:letter-spacing="0.039cm" style:text-scale="105%"/>
    </style:style>
    <style:style style:name="T59" style:family="text">
      <style:text-properties fo:color="#3f3f3f" fo:letter-spacing="0.039cm" style:text-scale="104%"/>
    </style:style>
    <style:style style:name="T60" style:family="text">
      <style:text-properties fo:color="#3f3f3f" fo:letter-spacing="0.039cm" style:text-scale="103%"/>
    </style:style>
    <style:style style:name="T61" style:family="text">
      <style:text-properties fo:color="#3f3f3f" fo:letter-spacing="0.034cm" style:text-scale="105%"/>
    </style:style>
    <style:style style:name="T62" style:family="text">
      <style:text-properties fo:color="#3f3f3f" style:text-scale="105%"/>
    </style:style>
    <style:style style:name="T63" style:family="text">
      <style:text-properties fo:color="#3f3f3f" fo:letter-spacing="0.041cm" style:text-scale="104%"/>
    </style:style>
    <style:style style:name="T64" style:family="text">
      <style:text-properties fo:color="#3f3f3f" fo:letter-spacing="0.041cm" style:text-scale="103%"/>
    </style:style>
    <style:style style:name="T65" style:family="text">
      <style:text-properties fo:color="#3f3f3f" fo:letter-spacing="0.032cm" style:text-scale="105%"/>
    </style:style>
    <style:style style:name="T66" style:family="text">
      <style:text-properties fo:color="#3f3f3f" fo:letter-spacing="0.023cm" style:text-scale="105%"/>
    </style:style>
    <style:style style:name="T67" style:family="text">
      <style:text-properties fo:color="#3f3f3f" fo:letter-spacing="0.025cm" style:text-scale="105%"/>
    </style:style>
    <style:style style:name="T68" style:family="text">
      <style:text-properties fo:color="#3f3f3f" fo:letter-spacing="0.035cm" style:text-scale="103%"/>
    </style:style>
    <style:style style:name="T69" style:family="text">
      <style:text-properties fo:color="#3f3f3f" fo:letter-spacing="0.035cm" style:text-scale="105%"/>
    </style:style>
    <style:style style:name="T70" style:family="text">
      <style:text-properties fo:color="#3f3f3f" fo:letter-spacing="0.044cm" style:text-scale="105%"/>
    </style:style>
    <style:style style:name="T71" style:family="text">
      <style:text-properties fo:color="#3f3f3f" fo:letter-spacing="0.028cm" style:text-scale="105%"/>
    </style:style>
    <style:style style:name="T72" style:family="text">
      <style:text-properties fo:color="#3f3f3f" fo:letter-spacing="0.026cm" style:text-scale="105%"/>
    </style:style>
    <style:style style:name="T73" style:family="text">
      <style:text-properties fo:color="#3f3f3f" fo:letter-spacing="-0.004cm" style:text-scale="105%"/>
    </style:style>
    <style:style style:name="T74" style:family="text">
      <style:text-properties fo:color="#3f3f3f" fo:letter-spacing="0.037cm" style:text-scale="103%"/>
    </style:style>
    <style:style style:name="T75" style:family="text">
      <style:text-properties fo:letter-spacing="-0.014cm" style:text-scale="105%"/>
    </style:style>
    <style:style style:name="T76" style:family="text">
      <style:text-properties fo:letter-spacing="0.016cm" style:text-scale="105%"/>
    </style:style>
    <style:style style:name="T77" style:family="text">
      <style:text-properties fo:letter-spacing="0.018cm" style:text-scale="105%"/>
    </style:style>
    <style:style style:name="T78" style:family="text">
      <style:text-properties fo:letter-spacing="0.019cm" style:text-scale="105%"/>
    </style:style>
    <style:style style:name="T79" style:family="text">
      <style:text-properties fo:letter-spacing="0.028cm" style:text-scale="105%"/>
    </style:style>
    <style:style style:name="T80" style:family="text">
      <style:text-properties fo:letter-spacing="0.021cm" style:text-scale="105%"/>
    </style:style>
    <style:style style:name="T81" style:family="text">
      <style:text-properties fo:letter-spacing="0.085cm" style:text-scale="104%"/>
    </style:style>
    <style:style style:name="T82" style:family="text">
      <style:text-properties style:font-name="Chess Merida" fo:letter-spacing="-0.002cm" style:font-name-asian="Chess Condal1" style:font-name-complex="Chess Condal1"/>
    </style:style>
    <style:style style:name="T83" style:family="text">
      <style:text-properties style:font-name="Chess Merida" fo:letter-spacing="-0.002cm" style:font-name-asian="Chess Condal1" style:font-name-complex="Chess Condal1" style:text-scale="105%"/>
    </style:style>
    <style:style style:name="T84" style:family="text">
      <style:text-properties style:font-name="Chess Merida" style:font-name-asian="Chess Condal1" style:font-name-complex="Chess Condal1" style:text-scale="105%"/>
    </style:style>
    <style:style style:name="T85" style:family="text">
      <style:text-properties style:font-name="Chess Merida" fo:letter-spacing="-0.005cm" style:font-name-asian="Chess Condal1" style:font-name-complex="Chess Condal1"/>
    </style:style>
    <style:style style:name="T86" style:family="text">
      <style:text-properties style:font-name="Chess Merida" fo:letter-spacing="-0.005cm" style:font-name-asian="Chess Condal1" style:font-name-complex="Chess Condal1" style:text-scale="105%"/>
    </style:style>
    <style:style style:name="T87" style:family="text">
      <style:text-properties style:font-name="Chess Merida" fo:letter-spacing="-0.004cm" style:font-name-asian="Chess Condal1" style:font-name-complex="Chess Condal1" style:text-scale="105%"/>
    </style:style>
    <style:style style:name="T88" style:family="text">
      <style:text-properties style:font-name="Arial1" fo:letter-spacing="-0.203cm" style:font-name-asian="Chess Condal1" style:font-name-complex="Chess Condal1" style:text-scale="105%"/>
    </style:style>
    <style:style style:name="T89" style:family="text">
      <style:text-properties style:font-name="Arial1" fo:letter-spacing="-0.201cm" style:font-name-asian="Chess Condal1" style:font-name-complex="Chess Condal1" style:text-scale="105%"/>
    </style:style>
    <style:style style:name="T90" style:family="text">
      <style:text-properties style:font-name="Arial1" fo:letter-spacing="-0.175cm" style:font-name-asian="Chess Condal1" style:font-name-complex="Chess Condal1" style:text-scale="105%"/>
    </style:style>
    <style:style style:name="T91" style:family="text">
      <style:text-properties style:font-name="Arial1" fo:letter-spacing="-0.199cm" style:font-name-asian="Chess Condal1" style:font-name-complex="Chess Condal1" style:text-scale="105%"/>
    </style:style>
    <style:style style:name="T92" style:family="text">
      <style:text-properties officeooo:rsid="001a596e"/>
    </style:style>
    <style:style style:name="T93" style:family="text">
      <style:text-properties fo:color="#000000"/>
    </style:style>
    <style:style style:name="T94" style:family="text">
      <style:text-properties fo:color="#000000" fo:font-weight="bold" style:font-weight-asian="bold"/>
    </style:style>
    <style:style style:name="T95" style:family="text">
      <style:text-properties fo:color="#000000" style:font-name="Chess Merida"/>
    </style:style>
    <style:style style:name="T96" style:family="text">
      <style:text-properties fo:color="#000000" officeooo:rsid="001bbc8d"/>
    </style:style>
    <style:style style:name="T97" style:family="text">
      <style:text-properties fo:color="#404040"/>
    </style:style>
    <style:style style:name="T98" style:family="text">
      <style:text-properties fo:color="#404040" style:font-name="Chess Meri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Choosing</text:span><text:span text:style-name="T2"> </text:span><text:span text:style-name="T1">opening</text:span><text:span text:style-name="T2"> </text:span><text:span text:style-name="T3">books</text:span></text:h>
      <text:p text:style-name="Standard"><text:span text:style-name="T8">Opening</text:span><text:span text:style-name="T10"> </text:span><text:span text:style-name="T8">books</text:span><text:span text:style-name="T11"> </text:span><text:span text:style-name="T8">are</text:span><text:span text:style-name="T10"> </text:span><text:span text:style-name="T8">set</text:span><text:span text:style-name="T12"> </text:span><text:span text:style-name="T8">with</text:span><text:span text:style-name="T10"> </text:span><text:span text:style-name="T8">the</text:span><text:span text:style-name="T12"> </text:span><text:span text:style-name="T8">extra</text:span><text:span text:style-name="T13"> </text:span><text:span text:style-name="T83"></text:span><text:span text:style-name="T8">.</text:span><text:span text:style-name="T11"> </text:span><text:span text:style-name="T8">(Remove</text:span><text:span text:style-name="T10"> </text:span><text:span text:style-name="T8">the</text:span><text:span text:style-name="T12"> </text:span><text:span text:style-name="T8">extra</text:span><text:span text:style-name="T10"> </text:span><text:span text:style-name="T84"></text:span><text:span text:style-name="T89"> </text:span><text:span text:style-name="T14">if</text:span><text:span text:style-name="T12"> </text:span><text:span text:style-name="T14">it</text:span><text:span text:style-name="T10"> </text:span><text:span text:style-name="T14">is</text:span><text:span text:style-name="T10"> </text:span><text:span text:style-name="T8">still</text:span><text:span text:style-name="T12"> </text:span><text:span text:style-name="T8">on</text:span><text:span text:style-name="T10"> </text:span><text:span text:style-name="T8">the</text:span><text:span text:style-name="T10"> </text:span><text:span text:style-name="T8">board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B" table:number-columns-repeated="2"/>
        <table:table-column table:style-name="Tabelle1.H"/>
        <table:table-column table:style-name="Tabelle1.I"/>
        <table:table-column table:style-name="Tabelle1.D"/>
        <table:table-column table:style-name="Tabelle1.K"/>
        <table:table-row table:style-name="Tabelle1.1">
          <table:table-cell office:value-type="string">
            <text:p text:style-name="P7"><text:span text:style-name="T86"></text:span><text:span text:style-name="T17">a3</text:span></text:p>
          </table:table-cell>
          <table:table-cell table:style-name="Tabelle1.B1" office:value-type="string">
            <text:p text:style-name="P8"><text:span text:style-name="T86"></text:span><text:span text:style-name="T17">b3</text:span></text:p>
          </table:table-cell>
          <table:table-cell office:value-type="string">
            <text:p text:style-name="P7"><text:span text:style-name="T86"></text:span><text:span text:style-name="T17">c3</text:span></text:p>
          </table:table-cell>
          <table:table-cell table:style-name="Tabelle1.B1" office:value-type="string">
            <text:p text:style-name="P9"><text:span text:style-name="T85"></text:span><text:span text:style-name="T16">d3</text:span></text:p>
          </table:table-cell>
          <table:table-cell office:value-type="string">
            <text:p text:style-name="P7"><text:span text:style-name="T83"></text:span><text:span text:style-name="T22">e3</text:span></text:p>
          </table:table-cell>
          <table:table-cell table:style-name="Tabelle1.B1" office:value-type="string">
            <text:p text:style-name="P9"><text:span text:style-name="T85"></text:span><text:span text:style-name="T16">f3</text:span></text:p>
          </table:table-cell>
          <table:table-cell office:value-type="string">
            <text:p text:style-name="P7"><text:span text:style-name="T86"></text:span><text:span text:style-name="T17">g3</text:span></text:p>
          </table:table-cell>
          <table:table-cell table:style-name="Tabelle1.B1" office:value-type="string">
            <text:p text:style-name="P9"><text:span text:style-name="T82"></text:span><text:span text:style-name="T21">h3</text:span></text:p>
          </table:table-cell>
          <table:table-cell office:value-type="string">
            <text:p text:style-name="P7"><text:span text:style-name="T86"></text:span><text:span text:style-name="T17">h4</text:span></text:p>
          </table:table-cell>
          <table:table-cell table:style-name="Tabelle1.B1" office:value-type="string">
            <text:p text:style-name="P9"><text:span text:style-name="T85"></text:span><text:span text:style-name="T16">g4</text:span></text:p>
          </table:table-cell>
          <table:table-cell office:value-type="string">
            <text:p text:style-name="P7"><text:span text:style-name="T86"></text:span><text:span text:style-name="T17">f4</text:span></text:p>
          </table:table-cell>
        </table:table-row>
        <table:table-row table:style-name="Tabelle1.1">
          <table:table-cell office:value-type="string">
            <text:p text:style-name="P10"><text:span text:style-name="T28">No</text:span><text:span text:style-name="T29"> </text:span><text:span text:style-name="T27">book</text:span></text:p>
          </table:table-cell>
          <table:table-cell table:style-name="Tabelle1.B2" office:value-type="string">
            <text:p text:style-name="P11"><text:span text:style-name="T28">ECO</text:span><text:span text:style-name="T30"> </text:span><text:span text:style-name="T31">A</text:span></text:p>
          </table:table-cell>
          <table:table-cell office:value-type="string">
            <text:p text:style-name="P10"><text:span text:style-name="T28">ECO</text:span><text:span text:style-name="T31"> B</text:span></text:p>
          </table:table-cell>
          <table:table-cell table:style-name="Tabelle1.B2" office:value-type="string">
            <text:p text:style-name="P12"><text:span text:style-name="T27">ECO</text:span><text:span text:style-name="T36"> </text:span><text:span text:style-name="T26">C</text:span></text:p>
          </table:table-cell>
          <table:table-cell office:value-type="string">
            <text:p text:style-name="P10"><text:span text:style-name="T28">ECO</text:span><text:span text:style-name="T31"> D</text:span></text:p>
          </table:table-cell>
          <table:table-cell table:style-name="Tabelle1.B2" office:value-type="string">
            <text:p text:style-name="P12"><text:span text:style-name="T27">ECO</text:span><text:span text:style-name="T37"> </text:span><text:span text:style-name="T26">E</text:span></text:p>
          </table:table-cell>
          <table:table-cell office:value-type="string">
            <text:p text:style-name="P10"><text:span text:style-name="T28">Fun</text:span></text:p>
          </table:table-cell>
          <table:table-cell table:style-name="Tabelle1.B2" office:value-type="string">
            <text:p text:style-name="P12"><text:span text:style-name="T34">Var</text:span><text:span text:style-name="T38">ie</text:span><text:span text:style-name="T34">d</text:span><text:span text:style-name="T39"> </text:span><text:span text:style-name="T27">(Default)</text:span></text:p>
          </table:table-cell>
          <table:table-cell office:value-type="string">
            <text:p text:style-name="P10"><text:span text:style-name="T28">GM games</text:span><text:span text:style-name="T33"> </text:span><text:span text:style-name="T28">from</text:span><text:span text:style-name="T41"> </text:span><text:span text:style-name="T28">1950 till</text:span><text:span text:style-name="T32"> </text:span><text:span text:style-name="T28">2013)</text:span></text:p>
          </table:table-cell>
          <table:table-cell table:style-name="Tabelle1.B2" office:value-type="string">
            <text:p text:style-name="P12"><text:span text:style-name="T34">Pe</text:span><text:span text:style-name="T35">rfor-manc</text:span><text:span text:style-name="T34">e</text:span></text:p>
          </table:table-cell>
          <table:table-cell office:value-type="string">
            <text:p text:style-name="P10"><text:span text:style-name="T28">Stockfish</text:span><text:span text:style-name="T40"> </text:span><text:span text:style-name="T28">optimized</text:span><text:span text:style-name="T33"> </text:span><text:span text:style-name="T28">book</text:span><text:span text:style-name="T31"> </text:span></text:p>
          </table:table-cell>
        </table:table-row>
      </table:table>
      <text:h text:style-name="Heading_20_2" text:outline-level="2"><text:span text:style-name="T1">Setting</text:span><text:span text:style-name="T4"> </text:span><text:span text:style-name="T3">up</text:span><text:span text:style-name="T4"> </text:span><text:span text:style-name="T1">time</text:span><text:span text:style-name="T5"> </text:span><text:span text:style-name="T1">controls</text:span></text:h>
      <text:p text:style-name="P6"><text:span text:style-name="T8">PicoChess</text:span><text:span text:style-name="T11"> </text:span><text:span text:style-name="T8">supports</text:span><text:span text:style-name="T12"> </text:span><text:span text:style-name="T8">three</text:span><text:span text:style-name="T11"> </text:span><text:span text:style-name="T8">variants</text:span><text:span text:style-name="T10"> </text:span><text:span text:style-name="T14">of</text:span><text:span text:style-name="T10"> </text:span><text:span text:style-name="T8">different</text:span><text:span text:style-name="T11"> </text:span><text:span text:style-name="T14">time</text:span><text:span text:style-name="T10"> </text:span><text:span text:style-name="T8">controls</text:span><text:span text:style-name="T12"> </text:span><text:span text:style-name="T8">(Fixed,</text:span><text:span text:style-name="T10"> </text:span><text:span text:style-name="T8">Blitz,</text:span><text:span text:style-name="T12"> </text:span><text:span text:style-name="T8">Fischer).</text:span><text:span text:style-name="T12"> You</text:span><text:span text:style-name="T11"> </text:span><text:span text:style-name="T8">can</text:span><text:span text:style-name="T11"> </text:span><text:span text:style-name="T8">choose</text:span><text:span text:style-name="T10"> </text:span><text:span text:style-name="T8">them</text:span><text:span text:style-name="T12"> </text:span><text:span text:style-name="T14">by</text:span><text:span text:style-name="T12"> </text:span><text:span text:style-name="T8">placing</text:span><text:span text:style-name="T10"> </text:span><text:span text:style-name="T8">the</text:span><text:span text:style-name="T11"> </text:span><text:span text:style-name="T8">extra </text:span><text:span text:style-name="T84"></text:span><text:span text:style-name="T14">.</text:span><text:span text:style-name="T12"> </text:span><text:span text:style-name="T42">(Rem</text:span><text:span text:style-name="T43">ove</text:span><text:span text:style-name="T11"> </text:span><text:span text:style-name="T8">the</text:span><text:span text:style-name="T10"> </text:span><text:span text:style-name="T8">extra</text:span><text:span text:style-name="T43"> </text:span><text:span text:style-name="T84"></text:span><text:span text:style-name="T88"> </text:span><text:span text:style-name="T8">if</text:span><text:span text:style-name="T11"> </text:span><text:span text:style-name="T14">it</text:span><text:span text:style-name="T10"> </text:span><text:span text:style-name="T14">is</text:span><text:span text:style-name="T10"> </text:span><text:span text:style-name="T8">still</text:span><text:span text:style-name="T43"> </text:span><text:span text:style-name="T8">on</text:span><text:span text:style-name="T12"> </text:span><text:span text:style-name="T8">the</text:span><text:span text:style-name="T12"> </text:span><text:span text:style-name="T8">board). </text:span><text:span text:style-name="T9">Blitz </text:span><text:span text:style-name="T8">5</text:span><text:span text:style-name="T77"> </text:span><text:span text:style-name="T8">minutes</text:span><text:span text:style-name="T77"> </text:span><text:span text:style-name="T8">per</text:span><text:span text:style-name="T78"> </text:span><text:span text:style-name="T8">game</text:span><text:span text:style-name="T77"> </text:span><text:span text:style-name="T8">is</text:span><text:span text:style-name="T77"> </text:span><text:span text:style-name="T8">set</text:span><text:span text:style-name="T80"> </text:span><text:span text:style-name="T8">as</text:span><text:span text:style-name="T81"> </text:span><text:span text:style-name="T8">default.</text:span></text:p>
      <text:h text:style-name="Heading_20_2" text:outline-level="2"><text:span text:style-name="T1">Fixed</text:span><text:span text:style-name="T6"> </text:span><text:span text:style-name="T1">Levels</text:span></text:h>
      <text:p text:style-name="Standard"><text:span text:style-name="T8">Fixed</text:span><text:span text:style-name="T12"> </text:span><text:span text:style-name="T8">time</text:span><text:span text:style-name="T10"> </text:span><text:span text:style-name="T8">controls</text:span><text:span text:style-name="T10"> </text:span><text:span text:style-name="T14">are</text:span><text:span text:style-name="T10"> </text:span><text:span text:style-name="T8">set</text:span><text:span text:style-name="T10"> </text:span><text:span text:style-name="T8">with</text:span><text:span text:style-name="T10"> </text:span><text:span text:style-name="T8">the</text:span><text:span text:style-name="T12"> </text:span><text:span text:style-name="T8">extra</text:span><text:span text:style-name="T44"> </text:span><text:span text:style-name="T45"></text:span><text:span text:style-name="T14">.</text:span><text:span text:style-name="T10"> </text:span><text:span text:style-name="T8">(Remove</text:span><text:span text:style-name="T12"> </text:span><text:span text:style-name="T14">the</text:span><text:span text:style-name="T75"> </text:span><text:span text:style-name="T8">extra</text:span><text:span text:style-name="T10"> </text:span><text:span text:style-name="T84"></text:span><text:span text:style-name="T8">if</text:span><text:span text:style-name="T12"> </text:span><text:span text:style-name="T8">it</text:span><text:span text:style-name="T12"> </text:span><text:span text:style-name="T14">is</text:span><text:span text:style-name="T10"> </text:span><text:span text:style-name="T8">still</text:span><text:span text:style-name="T12"> </text:span><text:span text:style-name="T8">on</text:span><text:span text:style-name="T10"> </text:span><text:span text:style-name="T8">the</text:span><text:span text:style-name="T10"> </text:span><text:span text:style-name="T8">board)</text:span></text:p>
      <table:table table:name="Tabelle5" table:style-name="Tabelle5">
        <table:table-column table:style-name="Tabelle5.A" table:number-columns-repeated="6"/>
        <table:table-row table:style-name="Tabelle5.1">
          <table:table-cell table:style-name="Tabelle5.A1" office:value-type="string">
            <text:p text:style-name="Table_20_Contents"><text:span text:style-name="T48"></text:span><text:span text:style-name="T19">a</text:span><text:span text:style-name="T18">6</text:span></text:p>
          </table:table-cell>
          <table:table-cell table:style-name="Tabelle5.B1" office:value-type="string">
            <text:p text:style-name="Table_20_Contents"><text:span text:style-name="T50"></text:span><text:span text:style-name="T20">b</text:span><text:span text:style-name="T15">6</text:span></text:p>
          </table:table-cell>
          <table:table-cell table:style-name="Tabelle5.E1" office:value-type="string">
            <text:p text:style-name="Table_20_Contents"><text:span text:style-name="T52"></text:span><text:span text:style-name="T24">c</text:span><text:span text:style-name="T23">6</text:span></text:p>
          </table:table-cell>
          <table:table-cell table:style-name="Tabelle5.B1" office:value-type="string">
            <text:p text:style-name="Table_20_Contents"><text:span text:style-name="T46"></text:span><text:span text:style-name="T92">d</text:span>6</text:p>
          </table:table-cell>
          <table:table-cell table:style-name="Tabelle5.E1" office:value-type="string">
            <text:p text:style-name="Table_20_Contents"><text:span text:style-name="T48"></text:span><text:span text:style-name="T19">e</text:span><text:span text:style-name="T18">6</text:span></text:p>
          </table:table-cell>
          <table:table-cell table:style-name="Tabelle5.B1" office:value-type="string">
            <text:p text:style-name="Table_20_Contents"><text:span text:style-name="T46"></text:span><text:span text:style-name="T25">f6</text:span></text:p>
          </table:table-cell>
        </table:table-row>
        <table:table-row table:style-name="Tabelle5.1">
          <table:table-cell table:style-name="Tabelle5.A2" office:value-type="string">
            <text:p text:style-name="Table_20_Contents">1 second per move</text:p>
          </table:table-cell>
          <table:table-cell table:style-name="Tabelle5.B2" office:value-type="string">
            <text:p text:style-name="Table_20_Contents">3 seconds per move</text:p>
          </table:table-cell>
          <table:table-cell table:style-name="Tabelle5.E2" office:value-type="string">
            <text:p text:style-name="Table_20_Contents">5 seconds per move</text:p>
          </table:table-cell>
          <table:table-cell table:style-name="Tabelle5.B2" office:value-type="string">
            <text:p text:style-name="Table_20_Contents">10 seconds per move</text:p>
          </table:table-cell>
          <table:table-cell table:style-name="Tabelle5.E2" office:value-type="string">
            <text:p text:style-name="Table_20_Contents">15 seconds per move</text:p>
          </table:table-cell>
          <table:table-cell table:style-name="Tabelle5.B2" office:value-type="string">
            <text:p text:style-name="Table_20_Contents">30 seconds per move</text:p>
          </table:table-cell>
        </table:table-row>
      </table:table>
      <text:h text:style-name="Heading_20_2" text:outline-level="2"><text:span text:style-name="T1">Blitz</text:span><text:span text:style-name="T6"> </text:span><text:span text:style-name="T1">Levels</text:span></text:h>
      <text:p text:style-name="Standard"><text:span text:style-name="T8">Blitz</text:span><text:span text:style-name="T76"> </text:span><text:span text:style-name="T8">time</text:span><text:span text:style-name="T77"> </text:span><text:span text:style-name="T8">controls</text:span><text:span text:style-name="T77"> </text:span><text:span text:style-name="T8">are</text:span><text:span text:style-name="T78"> </text:span><text:span text:style-name="T8">set</text:span><text:span text:style-name="T78"> </text:span><text:span text:style-name="T8">with</text:span><text:span text:style-name="T78"> </text:span><text:span text:style-name="T8">the</text:span><text:span text:style-name="T76"> </text:span><text:span text:style-name="T8">extra</text:span><text:span text:style-name="T79"> </text:span><text:span text:style-name="T84"></text:span><text:span text:style-name="T14">.</text:span><text:span text:style-name="T77"> </text:span><text:span text:style-name="T8">(Remove</text:span><text:span text:style-name="T76"> </text:span><text:span text:style-name="T8">the</text:span><text:span text:style-name="T76"> </text:span><text:span text:style-name="T8">extra</text:span><text:span text:style-name="T78"> </text:span><text:span text:style-name="T84"></text:span><text:span text:style-name="T90"> </text:span><text:span text:style-name="T8">if</text:span><text:span text:style-name="T76"> </text:span><text:span text:style-name="T8">it</text:span><text:span text:style-name="T78"> </text:span><text:span text:style-name="T8">is</text:span><text:span text:style-name="T76"> </text:span><text:span text:style-name="T8">still</text:span><text:span text:style-name="T78"> </text:span><text:span text:style-name="T8">on</text:span><text:span text:style-name="T77"> </text:span><text:span text:style-name="T8">the</text:span><text:span text:style-name="T77"> </text:span><text:span text:style-name="T8">board).</text:span><text:span text:style-name="T77"> </text:span></text:p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A"/>
        <table:table-column table:style-name="Tabelle2.B" table:number-columns-repeated="3"/>
        <table:table-column table:style-name="Tabelle2.H"/>
        <table:table-row table:style-name="Tabelle2.1">
          <table:table-cell table:style-name="Tabelle2.A1" office:value-type="string">
            <text:p text:style-name="P16"><text:span text:style-name="T49">q</text:span><text:span text:style-name="T19">a4</text:span></text:p>
          </table:table-cell>
          <table:table-cell table:style-name="Tabelle2.B1" office:value-type="string">
            <text:p text:style-name="P16"><text:span text:style-name="T51">q</text:span><text:span text:style-name="T20">b4</text:span></text:p>
          </table:table-cell>
          <table:table-cell table:style-name="Tabelle2.C1" office:value-type="string">
            <text:p text:style-name="P16"><text:span text:style-name="T53">q</text:span><text:span text:style-name="T24">c4</text:span></text:p>
          </table:table-cell>
          <table:table-cell table:style-name="Tabelle2.B1" office:value-type="string">
            <text:p text:style-name="P16"><text:span text:style-name="T47">q</text:span><text:span text:style-name="T92">d4</text:span></text:p>
          </table:table-cell>
          <table:table-cell table:style-name="Tabelle2.E1" office:value-type="string">
            <text:p text:style-name="P16"><text:span text:style-name="T49">q</text:span><text:span text:style-name="T19">e4</text:span></text:p>
          </table:table-cell>
          <table:table-cell table:style-name="Tabelle2.F1" office:value-type="string">
            <text:p text:style-name="P16"><text:span text:style-name="T47">q</text:span><text:span text:style-name="T25">f4</text:span></text:p>
          </table:table-cell>
          <table:table-cell table:style-name="Tabelle2.G1" office:value-type="string">
            <text:p text:style-name="P16"><text:span text:style-name="T47">q</text:span><text:span text:style-name="T25">g4</text:span></text:p>
          </table:table-cell>
          <table:table-cell table:style-name="Tabelle2.B1" office:value-type="string">
            <text:p text:style-name="P16"><text:span text:style-name="T47">q</text:span><text:span text:style-name="T25">h4</text:span></text:p>
          </table:table-cell>
        </table:table-row>
        <table:table-row table:style-name="Tabelle2.2">
          <table:table-cell table:style-name="Tabelle2.A2" office:value-type="string">
            <text:p text:style-name="P15">1 min per game</text:p>
          </table:table-cell>
          <table:table-cell table:style-name="Tabelle2.B2" office:value-type="string">
            <text:p text:style-name="P15">3 mins per game</text:p>
          </table:table-cell>
          <table:table-cell table:style-name="Tabelle2.C2" office:value-type="string">
            <text:p text:style-name="P15">5 mins per game</text:p>
          </table:table-cell>
          <table:table-cell table:style-name="Tabelle2.B2" office:value-type="string">
            <text:p text:style-name="P15">10 mins per game</text:p>
          </table:table-cell>
          <table:table-cell table:style-name="Tabelle2.E2" office:value-type="string">
            <text:p text:style-name="P15">15 mins per game</text:p>
          </table:table-cell>
          <table:table-cell table:style-name="Tabelle2.F2" office:value-type="string">
            <text:p text:style-name="P17">30 mins per game</text:p>
          </table:table-cell>
          <table:table-cell table:style-name="Tabelle2.G1" office:value-type="string">
            <text:p text:style-name="P17">60 mins per game</text:p>
          </table:table-cell>
          <table:table-cell table:style-name="Tabelle2.B2" office:value-type="string">
            <text:p text:style-name="P17">120 mins per game</text:p>
          </table:table-cell>
        </table:table-row>
      </table:table>
      <text:h text:style-name="Heading_20_2" text:outline-level="2"><text:span text:style-name="T1">Fischer</text:span><text:span text:style-name="T7"> </text:span><text:span text:style-name="T1">Increment</text:span><text:span text:style-name="T6"> </text:span><text:span text:style-name="T1">Blitz</text:span><text:span text:style-name="T6"> </text:span><text:span text:style-name="T1">Levels</text:span></text:h>
      <text:p text:style-name="Standard"><text:span text:style-name="T43">T</text:span><text:span text:style-name="T42">h</text:span><text:span text:style-name="T43">ese</text:span><text:span text:style-name="T11"> </text:span><text:span text:style-name="T8">are</text:span><text:span text:style-name="T12"> </text:span><text:span text:style-name="T8">set</text:span><text:span text:style-name="T11"> </text:span><text:span text:style-name="T8">with</text:span><text:span text:style-name="T12"> </text:span><text:span text:style-name="T8">the</text:span><text:span text:style-name="T10"> </text:span><text:span text:style-name="T8">extra</text:span><text:span text:style-name="T11"> </text:span><text:span text:style-name="T83"></text:span><text:span text:style-name="T8">.</text:span><text:span text:style-name="T12"> </text:span><text:span text:style-name="T8">(Remove</text:span><text:span text:style-name="T12"> </text:span><text:span text:style-name="T8">the</text:span><text:span text:style-name="T12"> </text:span><text:span text:style-name="T8">extra</text:span><text:span text:style-name="T12"> </text:span><text:span text:style-name="T84"></text:span><text:span text:style-name="T91"> </text:span><text:span text:style-name="T8">if</text:span><text:span text:style-name="T12"> </text:span><text:span text:style-name="T14">it</text:span><text:span text:style-name="T10"> </text:span><text:span text:style-name="T14">is</text:span><text:span text:style-name="T12"> </text:span><text:span text:style-name="T8">still</text:span><text:span text:style-name="T13"> </text:span><text:span text:style-name="T8">on</text:span><text:span text:style-name="T12"> </text:span><text:span text:style-name="T8">the</text:span><text:span text:style-name="T11"> </text:span><text:span text:style-name="T8">board)</text:span></text:p>
      <table:table table:name="Tabelle3" table:style-name="Tabelle3">
        <table:table-column table:style-name="Tabelle3.A" table:number-columns-repeated="7"/>
        <table:table-row table:style-name="Tabelle3.1">
          <table:table-cell office:value-type="string">
            <text:p text:style-name="P13"><text:span text:style-name="T87"></text:span><text:span text:style-name="T17">a3</text:span></text:p>
          </table:table-cell>
          <table:table-cell table:style-name="Tabelle3.B1" office:value-type="string">
            <text:p text:style-name="P14"><text:span text:style-name="T87"></text:span><text:span text:style-name="T17">b3</text:span></text:p>
          </table:table-cell>
          <table:table-cell office:value-type="string">
            <text:p text:style-name="P13"><text:span text:style-name="T83"></text:span><text:span text:style-name="T22">c3</text:span></text:p>
          </table:table-cell>
          <table:table-cell table:style-name="Tabelle3.B1" office:value-type="string">
            <text:p text:style-name="P14"><text:span text:style-name="T83"></text:span><text:span text:style-name="T22">d3</text:span></text:p>
          </table:table-cell>
          <table:table-cell office:value-type="string">
            <text:p text:style-name="P13"><text:span text:style-name="T83"></text:span><text:span text:style-name="T22">e3</text:span></text:p>
          </table:table-cell>
          <table:table-cell table:style-name="Tabelle3.B1" office:value-type="string">
            <text:p text:style-name="P14"><text:span text:style-name="T87"></text:span><text:span text:style-name="T17">f3</text:span></text:p>
          </table:table-cell>
          <table:table-cell office:value-type="string">
            <text:p text:style-name="P13"><text:span text:style-name="T87"></text:span><text:span text:style-name="T17">g3</text:span></text:p>
          </table:table-cell>
        </table:table-row>
        <table:table-row table:style-name="Tabelle3.1">
          <table:table-cell office:value-type="string">
            <text:p text:style-name="P18"><text:span text:style-name="T62">3</text:span><text:span text:style-name="T65"> </text:span><text:span text:style-name="T54">minute</text:span><text:span text:style-name="T69"> </text:span><text:span text:style-name="T54">game</text:span><text:span text:style-name="T74"> </text:span><text:span text:style-name="T54">with</text:span><text:span text:style-name="T65"> </text:span><text:span text:style-name="T62">2</text:span><text:span text:style-name="T69"> </text:span><text:span text:style-name="T54">second</text:span><text:span text:style-name="T63"> </text:span><text:span text:style-name="T54">increment</text:span></text:p>
          </table:table-cell>
          <table:table-cell table:style-name="Tabelle3.B2" office:value-type="string">
            <text:p text:style-name="P19"><text:span text:style-name="T62">4</text:span><text:span text:style-name="T55"> </text:span><text:span text:style-name="T54">minute</text:span><text:span text:style-name="T70"> </text:span><text:span text:style-name="T54">game</text:span><text:span text:style-name="T59"> </text:span><text:span text:style-name="T54">with</text:span><text:span text:style-name="T71"> </text:span><text:span text:style-name="T62">2</text:span><text:span text:style-name="T72"> </text:span><text:span text:style-name="T54">second</text:span><text:span text:style-name="T60"> </text:span><text:span text:style-name="T54">increment</text:span></text:p>
          </table:table-cell>
          <table:table-cell office:value-type="string">
            <text:p text:style-name="P18"><text:span text:style-name="T62">5</text:span><text:span text:style-name="T61"> </text:span><text:span text:style-name="T54">minute</text:span><text:span text:style-name="T61"> </text:span><text:span text:style-name="T54">game</text:span><text:span text:style-name="T64"> </text:span><text:span text:style-name="T54">with</text:span><text:span text:style-name="T61"> </text:span><text:span text:style-name="T62">3</text:span><text:span text:style-name="T61"> </text:span><text:span text:style-name="T54">second</text:span><text:span text:style-name="T63"> </text:span><text:span text:style-name="T54">increment</text:span></text:p>
          </table:table-cell>
          <table:table-cell table:style-name="Tabelle3.B2" office:value-type="string">
            <text:p text:style-name="P19"><text:span text:style-name="T62">5</text:span><text:span text:style-name="T55"> </text:span><text:span text:style-name="T54">minute</text:span><text:span text:style-name="T55"> </text:span><text:span text:style-name="T73">game</text:span><text:span text:style-name="T59"> </text:span><text:span text:style-name="T54">with</text:span><text:span text:style-name="T67"> </text:span><text:span text:style-name="T62">5</text:span><text:span text:style-name="T72"> </text:span><text:span text:style-name="T54">second</text:span><text:span text:style-name="T74"> </text:span><text:span text:style-name="T54">increment</text:span></text:p>
          </table:table-cell>
          <table:table-cell office:value-type="string">
            <text:p text:style-name="P18"><text:span text:style-name="T54">15</text:span><text:span text:style-name="T65"> </text:span><text:span text:style-name="T54">minute</text:span><text:span text:style-name="T65"> </text:span><text:span text:style-name="T54">game</text:span><text:span text:style-name="T57"> </text:span><text:span text:style-name="T54">with</text:span><text:span text:style-name="T65"> </text:span><text:span text:style-name="T62">5</text:span><text:span text:style-name="T69"> </text:span><text:span text:style-name="T54">second</text:span><text:span text:style-name="T56"> </text:span><text:span text:style-name="T54">increment</text:span></text:p>
          </table:table-cell>
          <table:table-cell table:style-name="Tabelle3.B2" office:value-type="string">
            <text:p text:style-name="P19"><text:span text:style-name="T54">25</text:span><text:span text:style-name="T55"> </text:span><text:span text:style-name="T54">minute</text:span><text:span text:style-name="T58"> </text:span><text:span text:style-name="T54">game</text:span><text:span text:style-name="T56"> </text:span><text:span text:style-name="T54">with</text:span><text:span text:style-name="T61"> </text:span><text:span text:style-name="T62">5</text:span><text:span text:style-name="T61"> </text:span><text:span text:style-name="T54">second</text:span><text:span text:style-name="T63"> </text:span><text:span text:style-name="T54">increment</text:span></text:p>
          </table:table-cell>
          <table:table-cell office:value-type="string">
            <text:p text:style-name="P18"><text:span text:style-name="T54">90</text:span><text:span text:style-name="T65"> </text:span><text:span text:style-name="T54">minute</text:span><text:span text:style-name="T65"> </text:span><text:span text:style-name="T54">game</text:span><text:span text:style-name="T57"> </text:span><text:span text:style-name="T54">with</text:span><text:span text:style-name="T66"> </text:span><text:span text:style-name="T62">30</text:span><text:span text:style-name="T67"> </text:span><text:span text:style-name="T54">second</text:span><text:span text:style-name="T68"> </text:span><text:span text:style-name="T54">increment</text:span></text:p>
          </table:table-cell>
        </table:table-row>
      </table:table>
      <text:h text:style-name="Heading_20_2" text:outline-level="2"><text:soft-page-break/>Choosing skill level</text:h>
      <text:p text:style-name="P3"><text:span text:style-name="T93">Put the extra </text:span><text:span text:style-name="T95"></text:span><text:span text:style-name="T93"> on your DGT board to select skill level. If no skill level is selected, PicoChess uses level 20 (the highest level) by default. (Remove the extra </text:span><text:span text:style-name="T95"></text:span><text:span text:style-name="T93"> if it is still on the board). Please notice that not all chess engines support levels.</text:span></text:p>
      <table:table table:name="Tabelle4" table:style-name="Tabelle4">
        <table:table-column table:style-name="Tabelle4.A" table:number-columns-repeated="4"/>
        <table:table-row table:style-name="Tabelle4.1">
          <table:table-cell office:value-type="string">
            <text:p text:style-name="P3"><text:span text:style-name="T97">Level 0 (</text:span><text:span text:style-name="T95"></text:span><text:span text:style-name="T93">a6</text:span><text:span text:style-name="T97">) </text:span></text:p>
          </table:table-cell>
          <table:table-cell table:style-name="Tabelle4.B1" office:value-type="string">
            <text:p text:style-name="P5"><text:span text:style-name="T97">Level 8 (</text:span><text:span text:style-name="T95"></text:span><text:span text:style-name="T93">a5</text:span><text:span text:style-name="T97">)</text:span></text:p>
          </table:table-cell>
          <table:table-cell office:value-type="string">
            <text:p text:style-name="P3"><text:span text:style-name="T97">Level 16 (</text:span><text:span text:style-name="T98"></text:span><text:span text:style-name="T97">a4)</text:span></text:p>
          </table:table-cell>
          <table:table-cell table:style-name="Tabelle4.B1" office:value-type="string">
            <text:p text:style-name="P5"><text:span text:style-name="T97">Level 20 (</text:span><text:span text:style-name="T95"></text:span><text:span text:style-name="T93">e4</text:span><text:span text:style-name="T97">)</text:span></text:p>
          </table:table-cell>
        </table:table-row>
        <table:table-row table:style-name="Tabelle4.1">
          <table:table-cell office:value-type="string">
            <text:p text:style-name="P3"><text:span text:style-name="T97">~ 1100 Elo</text:span></text:p>
          </table:table-cell>
          <table:table-cell table:style-name="Tabelle4.B2" office:value-type="string">
            <text:p text:style-name="P5"><text:span text:style-name="T93">~ 1500 Elo</text:span></text:p>
          </table:table-cell>
          <table:table-cell office:value-type="string">
            <text:p text:style-name="P3"><text:span text:style-name="T93">~ 1900 Elo</text:span></text:p>
          </table:table-cell>
          <table:table-cell table:style-name="Tabelle4.B2" office:value-type="string">
            <text:p text:style-name="P5"><text:span text:style-name="T97">~ 2570 Elo</text:span></text:p>
          </table:table-cell>
        </table:table-row>
      </table:table>
      <text:h text:style-name="Heading_20_2" text:outline-level="2">Playing / Training Modes</text:h>
      <text:p text:style-name="P3"><text:span text:style-name="T93">When using these modes, please be patient and don’t rush moves. Allow a few seconds for the scores and moves to appear.</text:span></text:p>
      <text:p text:style-name="P3"><text:span text:style-name="T94">Game mode </text:span><text:span text:style-name="T93">is enabled by putting </text:span><text:span text:style-name="T95"></text:span><text:span text:style-name="T93">a5 square. This is the default mode. You can play against the computer.</text:span></text:p>
      <text:p text:style-name="P4"><text:span text:style-name="T94">Analysis mode </text:span><text:span text:style-name="T93">(enabled by </text:span><text:span text:style-name="T95"></text:span><text:span text:style-name="T93">b5): the computer is watching the game; it does not play itself. The clock continually displays the best move for the side to play. </text:span></text:p>
      <text:p text:style-name="P4"><text:span text:style-name="T94">Kibitz mode </text:span><text:span text:style-name="T93">(enabled by </text:span><text:span text:style-name="T95"></text:span><text:span text:style-name="T93">c5): the computer is watching the game; it does not play itself. The clock continually displays the position score. </text:span></text:p>
      <text:p text:style-name="P4"><text:span text:style-name="T94">Observe mode </text:span><text:span text:style-name="T93">(enabled by </text:span><text:span text:style-name="T95"></text:span><text:span text:style-name="T93">d5): the computer is watching the game; it does not play itself. The clock displays the remaining thinking time for both sides.</text:span></text:p>
      <text:h text:style-name="Heading_20_2" text:outline-level="2">Start a new game</text:h>
      <text:p text:style-name="P3"><text:span text:style-name="T93">Simply place all pieces to the start position. Adjust your options (e.g. time control, strength, ...) and start playing. If you</text:span></text:p>
      <text:p text:style-name="P3"><text:span text:style-name="T93">want to play Black, press middle button on the clock.</text:span></text:p>
      <text:h text:style-name="Heading_20_2" text:outline-level="2">Resign a game or declare draw</text:h>
      <text:p text:style-name="P2"><text:span text:style-name="T93">Placing the two kings on opposite centre squares will signal a resignation:</text:span></text:p>
      <text:p text:style-name="P2"><text:span text:style-name="T93"><text:tab/>White wins: <text:tab/>If both kings on white (e4,d5), the result is white wins and the game recorded 1-0</text:span></text:p>
      <text:p text:style-name="P2"><text:span text:style-name="T93"><text:tab/>Black wins: <text:tab/>If both kings on black (d4,e5), the result is black wins and the game recorded 0-1</text:span></text:p>
      <text:p text:style-name="P2"><text:span text:style-name="T93"><text:tab/>Draw: <text:tab/><text:tab/>Placing the kings on adjacent centre squares (e4, e5) on the same rank signals a draw and the <text:tab/><text:tab/><text:tab/><text:tab/>game recorded 1/2-1/2. The </text:span><text:span text:style-name="T96">fourth</text:span><text:span text:style-name="T93"> and </text:span><text:span text:style-name="T96">fith</text:span><text:span text:style-name="T93"> rank must be clear of other pieces - only kings.</text:span></text:p>
      <text:h text:style-name="Heading_20_2" text:outline-level="2">Shutdown</text:h>
      <text:p text:style-name="P1"><text:span text:style-name="T93">From the start position, replace the  with the extra . This will shut down the Raspberry. It takes a few seconds until the blue light turns off. You can also do it with only the two  on the board (on e1,d1) and all other pieces removed from the boa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Echecs" svg:font-family="1Echecs" style:font-family-generic="swiss" style:font-pitch="variable" style:font-charset="x-symbol"/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MT" svg:font-family="ArialMT" style:font-adornments="Book" style:font-family-generic="roman" style:font-pitch="variable"/>
    <style:font-face style:name="Chess Condal" svg:font-family="'Chess Condal'" style:font-family-generic="roman" style:font-pitch="variable"/>
    <style:font-face style:name="DejaVu Sans Mono" svg:font-family="'DejaVu Sans Mono'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SansMono" svg:font-family="DejaVuSansMono" style:font-adornments="Book" style:font-family-generic="roman" style:font-pitch="variable"/>
    <style:font-face style:name="DejaVuSerif" svg:font-family="DejaVuSerif" style:font-adornments="Book" style:font-family-generic="roman" style:font-pitch="variable"/>
    <style:font-face style:name="DejaVuSerif-Bold" svg:font-family="DejaVuSerif-Bold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XD2334F08" svg:font-family="XD2334F08" style:font-adornments="Book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hess Condal1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style:font-name="DejaVu Serif1" fo:font-family="'DejaVu Serif'" style:font-style-name="Book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21cm" fo:margin-right="0cm" fo:margin-top="0.053cm" fo:margin-bottom="0cm" loext:contextual-spacing="false" fo:text-indent="0cm" style:auto-text-indent="false"/>
      <style:text-properties style:font-name="DejaVu Serif" fo:font-family="'DejaVu Serif'" style:font-family-generic="roman" style:font-pitch="variable" fo:font-size="9pt" style:font-name-asian="DejaVu Serif2" style:font-family-asian="'DejaVu Serif'" style:font-family-generic-asian="system" style:font-pitch-asian="variable" style:font-size-asian="9pt" style:font-size-complex="9pt"/>
    </style:style>
    <style:style style:name="Table_20_Paragraph" style:display-name="Table Paragraph" style:family="paragraph" style:parent-style-name="Standard" style:default-outline-level="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loext:contextual-spacing="true" fo:text-indent="0cm" style:auto-text-indent="false" style:page-number="auto"/>
      <style:text-properties fo:color="#ff6600"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20dab9" officeooo:paragraph-rsid="0020dab9"/>
    </style:style>
    <style:page-layout style:name="Mpm1">
      <style:page-layout-properties fo:page-width="29.7cm" fo:page-height="21.001cm" style:num-format="1" style:print-orientation="landscape" fo:margin-top="1.6cm" fo:margin-bottom="1.3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icoChess Short Manual v0.5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36:32.387000000</meta:creation-date>
    <dc:date>2016-03-21T23:24:01.807000000</dc:date>
    <meta:editing-duration>PT14M51S</meta:editing-duration>
    <meta:editing-cycles>5</meta:editing-cycles>
    <meta:generator>LibreOffice/5.1.1.3$Windows_x86 LibreOffice_project/89f508ef3ecebd2cfb8e1def0f0ba9a803b88a6d</meta:generator>
    <meta:print-date>2016-03-21T23:23:11.090000000</meta:print-date>
    <meta:document-statistic meta:table-count="5" meta:image-count="0" meta:object-count="0" meta:page-count="2" meta:paragraph-count="101" meta:word-count="713" meta:character-count="3436" meta:non-whitespace-character-count="2851"/>
  </office:meta>
</office:document-meta>
</file>